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i</text:p>
      <text:p text:style-name="Normal">Currently a student doing a computer science degree that will finish on 08/06/2018. Really enjoy problem solving and aesthetic design also pretty curious and have a small<text:s/>book of ideas.<text:s/>I enjoy Web Development and have created a website to learn more about it and to show my current skills. There more projects I would like to do. Happy to work<text:s/>in<text:s/>a team.<text:s/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uel Jegede</meta:initial-creator>
    <dc:creator>Samuel Jegede</dc:creator>
    <meta:creation-date>2018-04-28T12:15:00Z</meta:creation-date>
    <dc:date>2018-04-28T12:15:00Z</dc:date>
    <meta:print-date>2018-04-28T12:13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53" meta:character-count="360" meta:row-count="2" meta:non-whitespace-character-count="308"/>
  </office:meta>
</office:document-meta>
</file>